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pitch="variable"/>
    <style:font-face style:name="Arial1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06cm" fo:margin-left="-0.215cm" fo:margin-top="0cm" fo:margin-bottom="0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8.738cm"/>
    </style:style>
    <style:style style:name="Table1.D" style:family="table-column">
      <style:table-column-properties style:column-width="2.794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53cm 0.053cm 0.053cm" fo:padding-left="0.215cm" fo:padding-right="0.191cm" fo:padding-top="0cm" fo:padding-bottom="0cm" fo:border-left="1.5pt solid #00000a" fo:border-right="0.75pt solid #00000a" fo:border-top="1.5pt solid #00000a" fo:border-bottom="4.5pt double #00000a"/>
    </style:style>
    <style:style style:name="Table1.B1" style:family="table-cell">
      <style:table-cell-properties style:border-line-width-bottom="0.053cm 0.053cm 0.053cm" fo:padding-left="0.215cm" fo:padding-right="0.191cm" fo:padding-top="0cm" fo:padding-bottom="0cm" fo:border-left="0.75pt solid #00000a" fo:border-right="0.75pt solid #00000a" fo:border-top="1.5pt solid #00000a" fo:border-bottom="4.5pt double #00000a"/>
    </style:style>
    <style:style style:name="Table1.D1" style:family="table-cell">
      <style:table-cell-properties style:border-line-width-bottom="0.053cm 0.053cm 0.053cm" fo:padding-left="0.215cm" fo:padding-right="0.191cm" fo:padding-top="0cm" fo:padding-bottom="0cm" fo:border-left="0.75pt solid #00000a" fo:border-right="1.5pt solid #00000a" fo:border-top="1.5pt solid #00000a" fo:border-bottom="4.5pt double #00000a"/>
    </style:style>
    <style:style style:name="Table1.A2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1.B2" style:family="table-cell">
      <style:table-cell-properties fo:padding-left="0.215cm" fo:padding-right="0.191cm" fo:padding-top="0cm" fo:padding-bottom="0cm" fo:border-left="0.75pt solid #00000a" fo:border-right="0.75pt solid #00000a" fo:border-top="none" fo:border-bottom="0.75pt solid #00000a"/>
    </style:style>
    <style:style style:name="Table1.D2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3" style:family="table">
      <style:table-properties style:width="17.293cm" fo:margin-left="1.314cm" table:align="left" style:writing-mode="lr-tb"/>
    </style:style>
    <style:style style:name="Table3.A" style:family="table-column">
      <style:table-column-properties style:column-width="2.891cm"/>
    </style:style>
    <style:style style:name="Table3.B" style:family="table-column">
      <style:table-column-properties style:column-width="8.714cm"/>
    </style:style>
    <style:style style:name="Table3.C" style:family="table-column">
      <style:table-column-properties style:column-width="2.399cm"/>
    </style:style>
    <style:style style:name="Table3.D" style:family="table-column">
      <style:table-column-properties style:column-width="1.796cm"/>
    </style:style>
    <style:style style:name="Table3.E" style:family="table-column">
      <style:table-column-properties style:column-width="1.4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302cm" fo:margin-left="-0.199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1.101cm" fo:keep-together="auto"/>
    </style:style>
    <style:style style:name="Table2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text-properties officeooo:paragraph-rsid="00450094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131074"/>
    </style:style>
    <style:style style:name="P3" style:family="paragraph" style:parent-style-name="Header">
      <style:paragraph-properties fo:text-align="end" style:justify-single-word="false"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78e927"/>
    </style:style>
    <style:style style:name="P4" style:family="paragraph" style:parent-style-name="Title">
      <style:text-properties officeooo:rsid="00116835" officeooo:paragraph-rsid="00116835"/>
    </style:style>
    <style:style style:name="P5" style:family="paragraph" style:parent-style-name="template">
      <style:text-properties officeooo:paragraph-rsid="0037d212"/>
    </style:style>
    <style:style style:name="P6" style:family="paragraph" style:parent-style-name="template">
      <style:text-properties officeooo:rsid="003934ef" officeooo:paragraph-rsid="003934ef"/>
    </style:style>
    <style:style style:name="P7" style:family="paragraph" style:parent-style-name="template">
      <style:text-properties style:font-name="Nimbus Roman" fo:font-style="normal" officeooo:rsid="0019d1b3" officeooo:paragraph-rsid="0019d1b3" style:font-style-asian="normal" style:font-style-complex="normal"/>
    </style:style>
    <style:style style:name="P8" style:family="paragraph" style:parent-style-name="template">
      <style:text-properties style:font-name="Nimbus Roman" fo:font-style="normal" officeooo:rsid="0019d1b3" officeooo:paragraph-rsid="008f335f" style:font-style-asian="normal" style:font-style-complex="normal"/>
    </style:style>
    <style:style style:name="P9" style:family="paragraph" style:parent-style-name="template">
      <style:text-properties style:font-name="Nimbus Roman" fo:font-style="normal" officeooo:rsid="0064d803" officeooo:paragraph-rsid="0064d803" style:font-style-asian="normal" style:font-style-complex="normal"/>
    </style:style>
    <style:style style:name="P10" style:family="paragraph" style:parent-style-name="template">
      <style:text-properties style:font-name="Nimbus Roman" fo:font-style="normal" officeooo:rsid="0065b886" officeooo:paragraph-rsid="0065b886" style:font-style-asian="normal" style:font-style-complex="normal"/>
    </style:style>
    <style:style style:name="P11" style:family="paragraph" style:parent-style-name="template">
      <style:text-properties style:font-name="Nimbus Roman" fo:font-style="normal" officeooo:rsid="006bb8ca" officeooo:paragraph-rsid="006bb8ca" style:font-style-asian="normal" style:font-style-complex="normal"/>
    </style:style>
    <style:style style:name="P12" style:family="paragraph" style:parent-style-name="template">
      <style:text-properties style:font-name="Nimbus Roman" fo:font-style="normal" officeooo:rsid="0090a6e6" officeooo:paragraph-rsid="0090a6e6" fo:background-color="transparent" style:font-style-asian="normal" style:font-style-complex="normal"/>
    </style:style>
    <style:style style:name="P13" style:family="paragraph" style:parent-style-name="template">
      <style:text-properties style:font-name="Nimbus Roman" fo:language="en" fo:country="AU" style:language-asian="en" style:country-asian="US"/>
    </style:style>
    <style:style style:name="P14" style:family="paragraph" style:parent-style-name="template">
      <style:text-properties style:font-name="Nimbus Roman" fo:language="en" fo:country="AU" officeooo:rsid="002626d6" officeooo:paragraph-rsid="002626d6" style:language-asian="en" style:country-asian="US"/>
    </style:style>
    <style:style style:name="P15" style:family="paragraph" style:parent-style-name="template">
      <style:text-properties style:font-name="Nimbus Roman" officeooo:rsid="0024f089" officeooo:paragraph-rsid="0024f089"/>
    </style:style>
    <style:style style:name="P16" style:family="paragraph" style:parent-style-name="template">
      <style:text-properties style:font-name="Nimbus Roman" officeooo:rsid="001f0930" officeooo:paragraph-rsid="001f0930"/>
    </style:style>
    <style:style style:name="P17" style:family="paragraph" style:parent-style-name="template">
      <style:text-properties style:font-name="Nimbus Roman" officeooo:paragraph-rsid="001f0930"/>
    </style:style>
    <style:style style:name="P18" style:family="paragraph" style:parent-style-name="template">
      <style:text-properties style:font-name="Nimbus Roman" officeooo:paragraph-rsid="0037d212"/>
    </style:style>
    <style:style style:name="P19" style:family="paragraph" style:parent-style-name="template">
      <style:text-properties style:font-name="Nimbus Roman" officeooo:rsid="0037d212" officeooo:paragraph-rsid="0037d212"/>
    </style:style>
    <style:style style:name="P20" style:family="paragraph" style:parent-style-name="template">
      <style:text-properties style:font-name="Nimbus Roman" officeooo:paragraph-rsid="0019d1b3"/>
    </style:style>
    <style:style style:name="P21" style:family="paragraph" style:parent-style-name="template">
      <style:text-properties style:font-name="Nimbus Roman" officeooo:rsid="00450094" officeooo:paragraph-rsid="00450094"/>
    </style:style>
    <style:style style:name="P22" style:family="paragraph" style:parent-style-name="template">
      <style:text-properties style:font-name="Nimbus Roman" officeooo:paragraph-rsid="00497fb7"/>
    </style:style>
    <style:style style:name="P23" style:family="paragraph" style:parent-style-name="template">
      <style:text-properties style:font-name="Nimbus Roman" officeooo:rsid="002626d6" officeooo:paragraph-rsid="002626d6"/>
    </style:style>
    <style:style style:name="P24" style:family="paragraph" style:parent-style-name="template">
      <style:text-properties style:font-name="Nimbus Roman" officeooo:rsid="002626d6" officeooo:paragraph-rsid="00813f01"/>
    </style:style>
    <style:style style:name="P25" style:family="paragraph" style:parent-style-name="template">
      <style:text-properties style:font-name="Nimbus Roman" officeooo:rsid="0027646e" officeooo:paragraph-rsid="0027646e"/>
    </style:style>
    <style:style style:name="P26" style:family="paragraph" style:parent-style-name="template">
      <style:text-properties style:font-name="Nimbus Roman" officeooo:rsid="001dcc8d" officeooo:paragraph-rsid="001dcc8d"/>
    </style:style>
    <style:style style:name="P27" style:family="paragraph" style:parent-style-name="template">
      <style:text-properties style:font-name="Nimbus Roman" officeooo:rsid="0033b08d" officeooo:paragraph-rsid="0033b08d"/>
    </style:style>
    <style:style style:name="P28" style:family="paragraph" style:parent-style-name="template">
      <style:text-properties style:font-name="Nimbus Roman" officeooo:rsid="005f7433" officeooo:paragraph-rsid="005f7433"/>
    </style:style>
    <style:style style:name="P29" style:family="paragraph" style:parent-style-name="template">
      <style:text-properties style:font-name="Nimbus Roman" officeooo:paragraph-rsid="005f7433"/>
    </style:style>
    <style:style style:name="P30" style:family="paragraph" style:parent-style-name="template">
      <style:text-properties style:font-name="Nimbus Roman" officeooo:rsid="00497fb7" officeooo:paragraph-rsid="00497fb7"/>
    </style:style>
    <style:style style:name="P31" style:family="paragraph" style:parent-style-name="template">
      <style:text-properties style:font-name="Nimbus Roman" officeooo:rsid="008e8cce" officeooo:paragraph-rsid="008e8cce"/>
    </style:style>
    <style:style style:name="P32" style:family="paragraph" style:parent-style-name="template">
      <style:text-properties style:font-name="Nimbus Roman" officeooo:rsid="0040456c" officeooo:paragraph-rsid="0040456c"/>
    </style:style>
    <style:style style:name="P33" style:family="paragraph" style:parent-style-name="template">
      <style:text-properties style:font-name="Nimbus Roman" officeooo:rsid="0090a6e6" officeooo:paragraph-rsid="0090a6e6"/>
    </style:style>
    <style:style style:name="P34" style:family="paragraph" style:parent-style-name="level_20_3_20_text">
      <style:paragraph-properties fo:margin-left="2.381cm" fo:margin-right="0cm" fo:text-indent="-1.263cm" style:auto-text-indent="false"/>
      <style:text-properties style:font-name="Nimbus Roman" officeooo:rsid="003105cf" officeooo:paragraph-rsid="0056a2dc"/>
    </style:style>
    <style:style style:name="P35" style:family="paragraph" style:parent-style-name="level_20_3_20_text">
      <style:paragraph-properties fo:margin-left="2.381cm" fo:margin-right="0cm" fo:text-indent="-1.263cm" style:auto-text-indent="false"/>
      <style:text-properties style:font-name="Nimbus Roman" officeooo:rsid="003105cf" officeooo:paragraph-rsid="0057fd3a"/>
    </style:style>
    <style:style style:name="P36" style:family="paragraph" style:parent-style-name="level_20_3_20_text">
      <style:paragraph-properties fo:margin-left="2.381cm" fo:margin-right="0cm" fo:text-indent="-1.263cm" style:auto-text-indent="false"/>
      <style:text-properties style:font-name="Nimbus Roman" officeooo:paragraph-rsid="00564288"/>
    </style:style>
    <style:style style:name="P37" style:family="paragraph" style:parent-style-name="level_20_3_20_text">
      <style:paragraph-properties fo:margin-left="2.381cm" fo:margin-right="0cm" fo:text-indent="-1.263cm" style:auto-text-indent="false"/>
      <style:text-properties style:font-name="Nimbus Roman" fo:font-size="11pt" fo:font-style="italic" fo:font-weight="normal" officeooo:rsid="00404d16" officeooo:paragraph-rsid="00564288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level_20_3_20_text">
      <style:paragraph-properties fo:margin-left="2.381cm" fo:margin-right="0cm" fo:text-indent="-1.263cm" style:auto-text-indent="false"/>
      <style:text-properties style:font-name="Nimbus Roman" fo:font-size="11pt" fo:font-style="italic" fo:font-weight="normal" officeooo:rsid="005b5a54" officeooo:paragraph-rsid="005b5a54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level_20_3_20_text">
      <style:paragraph-properties fo:margin-left="2.381cm" fo:margin-right="0cm" fo:text-indent="-1.263cm" style:auto-text-indent="false"/>
      <style:text-properties style:font-name="Nimbus Roman" fo:font-size="11pt" fo:font-style="italic" fo:font-weight="normal" officeooo:rsid="005e07ea" officeooo:paragraph-rsid="00564288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level_20_3_20_text">
      <style:paragraph-properties fo:margin-left="2.381cm" fo:margin-right="0cm" fo:text-indent="-1.263cm" style:auto-text-indent="false"/>
      <style:text-properties style:font-name="Nimbus Roman" officeooo:paragraph-rsid="005b5a54"/>
    </style:style>
    <style:style style:name="P41" style:family="paragraph" style:parent-style-name="level_20_3_20_text">
      <style:paragraph-properties fo:margin-left="2.381cm" fo:margin-right="0cm" fo:text-indent="-1.263cm" style:auto-text-indent="false"/>
      <style:text-properties style:font-name="Nimbus Roman" officeooo:rsid="005c6cfe" officeooo:paragraph-rsid="005c6cfe"/>
    </style:style>
    <style:style style:name="P42" style:family="paragraph" style:parent-style-name="Title">
      <style:paragraph-properties fo:margin-top="0cm" fo:margin-bottom="0.706cm" loext:contextual-spacing="false"/>
      <style:text-properties fo:font-size="20pt" style:font-size-asian="20pt"/>
    </style:style>
    <style:style style:name="P43" style:family="paragraph" style:parent-style-name="ByLine">
      <style:text-properties officeooo:rsid="003d612e" officeooo:paragraph-rsid="003d612e"/>
    </style:style>
    <style:style style:name="P44" style:family="paragraph" style:parent-style-name="Standard">
      <style:paragraph-properties fo:margin-top="0.071cm" fo:margin-bottom="0.071cm" loext:contextual-spacing="false"/>
      <style:text-properties style:font-name="Nimbus Roman" fo:font-weight="bold" style:font-weight-asian="bold"/>
    </style:style>
    <style:style style:name="P45" style:family="paragraph" style:parent-style-name="Standard">
      <style:paragraph-properties fo:margin-top="0.071cm" fo:margin-bottom="0.071cm" loext:contextual-spacing="false"/>
      <style:text-properties style:font-name="Nimbus Roman" officeooo:rsid="003ad964" officeooo:paragraph-rsid="003ad964"/>
    </style:style>
    <style:style style:name="P46" style:family="paragraph" style:parent-style-name="Standard">
      <style:paragraph-properties fo:margin-top="0.071cm" fo:margin-bottom="0.071cm" loext:contextual-spacing="false"/>
      <style:text-properties style:font-name="Nimbus Roman" officeooo:rsid="0054d202" officeooo:paragraph-rsid="0054d202"/>
    </style:style>
    <style:style style:name="P47" style:family="paragraph" style:parent-style-name="Standard">
      <style:paragraph-properties fo:margin-top="0.071cm" fo:margin-bottom="0.071cm" loext:contextual-spacing="false"/>
      <style:text-properties style:font-name="Nimbus Roman" officeooo:rsid="0057fd3a" officeooo:paragraph-rsid="0057fd3a"/>
    </style:style>
    <style:style style:name="P48" style:family="paragraph" style:parent-style-name="Standard">
      <style:paragraph-properties fo:margin-top="0.071cm" fo:margin-bottom="0.071cm" loext:contextual-spacing="false"/>
      <style:text-properties style:font-name="Nimbus Roman" officeooo:rsid="003c57c7" officeooo:paragraph-rsid="003c57c7"/>
    </style:style>
    <style:style style:name="P49" style:family="paragraph" style:parent-style-name="Standard">
      <style:paragraph-properties fo:margin-top="0.071cm" fo:margin-bottom="0.071cm" loext:contextual-spacing="false"/>
      <style:text-properties style:font-name="Nimbus Roman" officeooo:rsid="00646f6c" officeooo:paragraph-rsid="00646f6c"/>
    </style:style>
    <style:style style:name="P50" style:family="paragraph" style:parent-style-name="Standard">
      <style:paragraph-properties fo:margin-top="0.071cm" fo:margin-bottom="0.071cm" loext:contextual-spacing="false"/>
      <style:text-properties style:font-name="Nimbus Roman" officeooo:rsid="008f335f" officeooo:paragraph-rsid="008f335f"/>
    </style:style>
    <style:style style:name="P51" style:family="paragraph" style:parent-style-name="Standard">
      <style:text-properties style:font-name="Nimbus Roman"/>
    </style:style>
    <style:style style:name="P52" style:family="paragraph" style:parent-style-name="Standard">
      <style:text-properties style:font-name="Nimbus Roman" fo:font-weight="bold" style:font-weight-asian="bold"/>
    </style:style>
    <style:style style:name="P53" style:family="paragraph" style:parent-style-name="Standard">
      <style:text-properties style:font-name="Nimbus Roman" fo:font-weight="bold" officeooo:paragraph-rsid="003cd85f" style:font-weight-asian="bold"/>
    </style:style>
    <style:style style:name="P54" style:family="paragraph" style:parent-style-name="Standard">
      <style:text-properties style:font-name="Nimbus Roman" fo:font-size="11pt" fo:font-style="italic" fo:background-color="transparent" style:font-size-asian="11pt" style:font-style-asian="italic" style:font-name-complex="Arial2"/>
    </style:style>
    <style:style style:name="P55" style:family="paragraph" style:parent-style-name="Standard">
      <style:text-properties style:font-name="Nimbus Roman" fo:font-size="11pt" fo:background-color="transparent" style:font-size-asian="11pt" style:font-name-complex="Arial2"/>
    </style:style>
    <style:style style:name="P56" style:family="paragraph" style:parent-style-name="Contents_20_1">
      <style:text-properties style:font-name="Nimbus Roman" officeooo:paragraph-rsid="003cd85f"/>
    </style:style>
    <style:style style:name="P57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  <style:text-properties style:font-name="Nimbus Roman" officeooo:paragraph-rsid="003cd85f"/>
    </style:style>
    <style:style style:name="P58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  <style:text-properties style:font-name="Nimbus Roman" officeooo:paragraph-rsid="0056a2dc"/>
    </style:style>
    <style:style style:name="P59" style:family="paragraph" style:parent-style-name="level_20_4">
      <style:text-properties style:font-name="Nimbus Roman"/>
    </style:style>
    <style:style style:name="P60" style:family="paragraph" style:parent-style-name="level_20_4">
      <style:text-properties style:font-name="Nimbus Roman" officeooo:paragraph-rsid="00564288"/>
    </style:style>
    <style:style style:name="P61" style:family="paragraph" style:parent-style-name="TOCEntry">
      <style:text-properties style:font-name="Nimbus Roman"/>
    </style:style>
    <style:style style:name="P62" style:family="paragraph" style:parent-style-name="TOCEntry">
      <style:text-properties style:font-name="Nimbus Roman" officeooo:paragraph-rsid="00778da1"/>
    </style:style>
    <style:style style:name="P63" style:family="paragraph" style:parent-style-name="TOCEntry">
      <style:text-properties style:font-name="Nimbus Roman" fo:font-size="11pt" fo:font-style="normal" fo:font-weight="normal" officeooo:rsid="00778da1" officeooo:paragraph-rsid="00778da1" style:font-size-asian="11pt" style:font-style-asian="normal" style:font-weight-asian="normal" style:font-size-complex="11pt" style:font-weight-complex="normal"/>
    </style:style>
    <style:style style:name="P64" style:family="paragraph" style:parent-style-name="TOCEntry">
      <style:paragraph-properties fo:break-before="page"/>
      <style:text-properties style:font-name="Nimbus Roman"/>
    </style:style>
    <style:style style:name="P65" style:family="paragraph" style:parent-style-name="Table_20_Contents">
      <style:text-properties style:font-name="Nimbus Roman" officeooo:rsid="00380eb9" officeooo:paragraph-rsid="00380eb9"/>
    </style:style>
    <style:style style:name="P66" style:family="paragraph" style:parent-style-name="Table_20_Contents">
      <style:text-properties style:font-name="Nimbus Roman" officeooo:rsid="0037d212" officeooo:paragraph-rsid="0037d212"/>
    </style:style>
    <style:style style:name="P67" style:family="paragraph" style:parent-style-name="Table_20_Contents">
      <style:text-properties style:font-name="Nimbus Roman" officeooo:rsid="00386b06" officeooo:paragraph-rsid="00386b06"/>
    </style:style>
    <style:style style:name="P68" style:family="paragraph" style:parent-style-name="Table_20_Contents">
      <style:text-properties style:font-name="Nimbus Roman" officeooo:rsid="0090a6e6" officeooo:paragraph-rsid="0090a6e6"/>
    </style:style>
    <style:style style:name="P69" style:family="paragraph" style:parent-style-name="level_20_3_20_text">
      <style:paragraph-properties fo:margin-left="0cm" fo:margin-right="0cm" fo:text-indent="0cm" style:auto-text-indent="false"/>
      <style:text-properties style:font-name="Nimbus Roman" officeooo:rsid="00564288" officeooo:paragraph-rsid="00564288"/>
    </style:style>
    <style:style style:name="P70" style:family="paragraph" style:parent-style-name="level_20_3_20_text">
      <style:paragraph-properties fo:margin-left="0cm" fo:margin-right="0cm" fo:text-indent="0cm" style:auto-text-indent="false"/>
      <style:text-properties style:font-name="Nimbus Roman" officeooo:rsid="006fa100" officeooo:paragraph-rsid="006fa100"/>
    </style:style>
    <style:style style:name="P71" style:family="paragraph" style:parent-style-name="Title">
      <style:paragraph-properties fo:margin-top="0cm" fo:margin-bottom="0cm" loext:contextual-spacing="false" fo:text-align="center" style:justify-single-word="false"/>
      <style:text-properties style:font-name="Nimbus Roman" fo:font-size="11pt" fo:background-color="transparent" style:font-size-asian="11pt" style:font-name-complex="Arial2" style:font-size-complex="11pt"/>
    </style:style>
    <style:style style:name="P72" style:family="paragraph" style:parent-style-name="level_20_3_20_text">
      <style:paragraph-properties fo:margin-left="1.118cm" fo:margin-right="0cm" fo:text-indent="0cm" style:auto-text-indent="false"/>
      <style:text-properties style:font-name="Nimbus Roman" fo:font-size="11pt" fo:font-style="italic" fo:font-weight="normal" officeooo:rsid="0056a2dc" officeooo:paragraph-rsid="00564288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Heading_20_1" style:list-style-name="WWNum1">
      <style:text-properties style:font-name="Nimbus Roman"/>
    </style:style>
    <style:style style:name="P74" style:family="paragraph" style:parent-style-name="Heading_20_1" style:list-style-name="WWNum1" style:master-page-name="Converted2">
      <style:paragraph-properties style:page-number="1"/>
      <style:text-properties style:font-name="Nimbus Roman"/>
    </style:style>
    <style:style style:name="P75" style:family="paragraph" style:parent-style-name="Heading_20_1" style:list-style-name="WWNum1">
      <style:paragraph-properties fo:margin-top="0.212cm" fo:margin-bottom="0.423cm" loext:contextual-spacing="false"/>
      <style:text-properties style:font-name="Nimbus Roman"/>
    </style:style>
    <style:style style:name="P76" style:family="paragraph" style:parent-style-name="Heading_20_2" style:list-style-name="WWNum1">
      <style:text-properties style:font-name="Nimbus Roman"/>
    </style:style>
    <style:style style:name="P77" style:family="paragraph" style:parent-style-name="Heading_20_2" style:list-style-name="WWNum1">
      <style:text-properties style:font-name="Nimbus Roman" officeooo:paragraph-rsid="00857674"/>
    </style:style>
    <style:style style:name="P78" style:family="paragraph" style:parent-style-name="Heading_20_2" style:list-style-name="WWNum1">
      <style:text-properties style:font-name="Nimbus Roman" officeooo:rsid="003105cf" officeooo:paragraph-rsid="00564288"/>
    </style:style>
    <style:style style:name="P79" style:family="paragraph" style:parent-style-name="Heading_20_2" style:list-style-name="WWNum1">
      <style:text-properties style:font-name="Nimbus Roman" officeooo:rsid="003105cf" officeooo:paragraph-rsid="0056a2dc"/>
    </style:style>
    <style:style style:name="P80" style:family="paragraph" style:parent-style-name="Heading_20_2" style:list-style-name="WWNum1">
      <style:paragraph-properties fo:margin-top="0cm" fo:margin-bottom="0.494cm" loext:contextual-spacing="false"/>
      <style:text-properties style:font-name="Nimbus Roman"/>
    </style:style>
    <style:style style:name="P81" style:family="paragraph" style:parent-style-name="Contents_20_1">
      <style:paragraph-properties fo:margin-left="0cm" fo:margin-right="0cm" fo:text-indent="0cm" style:auto-text-indent="false"/>
      <style:text-properties style:font-name="Nimbus Roman" officeooo:paragraph-rsid="003cd85f"/>
    </style:style>
    <style:style style:name="P82" style:family="paragraph" style:parent-style-name="Footer">
      <style:paragraph-properties fo:text-align="end" style:justify-single-word="false"/>
      <style:text-properties officeooo:rsid="009324cb" officeooo:paragraph-rsid="009324cb"/>
    </style:style>
    <style:style style:name="P83" style:family="paragraph" style:parent-style-name="Title" style:master-page-name="Standard">
      <style:paragraph-properties style:page-number="1"/>
    </style:style>
    <style:style style:name="P84" style:family="paragraph" style:parent-style-name="Title">
      <style:paragraph-properties fo:margin-top="0cm" fo:margin-bottom="0cm" loext:contextual-spacing="false" fo:text-align="start" style:justify-single-word="false"/>
      <style:text-properties style:font-name="Nimbus Roman No9 L" fo:font-size="11pt" fo:font-weight="normal" officeooo:rsid="0027646e" officeooo:paragraph-rsid="0027646e" fo:background-color="transparent" style:font-size-asian="11pt" style:font-weight-asian="normal" style:font-name-complex="Calibri" style:font-size-complex="11pt" style:font-weight-complex="normal"/>
    </style:style>
    <style:style style:name="P85" style:family="paragraph" style:parent-style-name="Title">
      <style:paragraph-properties fo:margin-top="0cm" fo:margin-bottom="0cm" loext:contextual-spacing="false" fo:text-align="start" style:justify-single-word="false"/>
      <style:text-properties style:font-name="Nimbus Roman No9 L" fo:font-size="11pt" fo:font-weight="normal" officeooo:rsid="002770a8" officeooo:paragraph-rsid="002770a8" fo:background-color="transparent" style:font-size-asian="11pt" style:font-weight-asian="normal" style:font-name-complex="Calibri" style:font-size-complex="11pt" style:font-weight-complex="normal"/>
    </style:style>
    <style:style style:name="P86" style:family="paragraph" style:parent-style-name="Title">
      <style:paragraph-properties fo:margin-top="0cm" fo:margin-bottom="0cm" loext:contextual-spacing="false" fo:text-align="start" style:justify-single-word="false"/>
      <style:text-properties style:font-name="Nimbus Roman No9 L" fo:font-size="11pt" fo:font-weight="normal" officeooo:rsid="0090a6e6" officeooo:paragraph-rsid="0090a6e6" fo:background-color="transparent" style:font-size-asian="11pt" style:font-weight-asian="normal" style:font-name-complex="Calibri" style:font-size-complex="11pt" style:font-weight-complex="normal"/>
    </style:style>
    <style:style style:name="P87" style:family="paragraph" style:parent-style-name="TOCEntry" style:master-page-name="Converted1">
      <style:paragraph-properties style:page-number="auto"/>
      <style:text-properties style:font-name="Nimbus Roman"/>
    </style:style>
    <style:style style:name="P88" style:family="paragraph" style:parent-style-name="Table_20_Contents">
      <style:text-properties style:font-name="Nimbus Roman" officeooo:rsid="0091d41b" officeooo:paragraph-rsid="0091d41b"/>
    </style:style>
    <style:style style:name="T1" style:family="text">
      <style:text-properties fo:font-size="12pt" style:font-size-asian="12pt"/>
    </style:style>
    <style:style style:name="T2" style:family="text">
      <style:text-properties officeooo:rsid="00131074"/>
    </style:style>
    <style:style style:name="T3" style:family="text">
      <style:text-properties officeooo:rsid="003d612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d1b3" style:font-style-asian="normal" style:font-style-complex="normal"/>
    </style:style>
    <style:style style:name="T6" style:family="text">
      <style:text-properties fo:font-style="normal" officeooo:rsid="001c7707" style:font-style-asian="normal" style:font-style-complex="normal"/>
    </style:style>
    <style:style style:name="T7" style:family="text">
      <style:text-properties fo:font-style="normal" officeooo:rsid="001cf94d" style:font-style-asian="normal" style:font-style-complex="normal"/>
    </style:style>
    <style:style style:name="T8" style:family="text">
      <style:text-properties fo:font-style="normal" officeooo:rsid="001f0930" style:font-style-asian="normal" style:font-style-complex="normal"/>
    </style:style>
    <style:style style:name="T9" style:family="text">
      <style:text-properties fo:font-style="normal" officeooo:rsid="0020bae0" style:font-style-asian="normal" style:font-style-complex="normal"/>
    </style:style>
    <style:style style:name="T10" style:family="text">
      <style:text-properties fo:font-style="normal" officeooo:rsid="00244036" style:font-style-asian="normal" style:font-style-complex="normal"/>
    </style:style>
    <style:style style:name="T11" style:family="text">
      <style:text-properties fo:font-style="normal" officeooo:rsid="002577d3" style:font-style-asian="normal" style:font-style-complex="normal"/>
    </style:style>
    <style:style style:name="T12" style:family="text">
      <style:text-properties fo:font-style="normal" officeooo:rsid="002f3e15" style:font-style-asian="normal" style:font-style-complex="normal"/>
    </style:style>
    <style:style style:name="T13" style:family="text">
      <style:text-properties fo:font-style="normal" officeooo:rsid="00337f57" style:font-style-asian="normal" style:font-style-complex="normal"/>
    </style:style>
    <style:style style:name="T14" style:family="text">
      <style:text-properties fo:font-style="normal" officeooo:rsid="00673c2e" style:font-style-asian="normal" style:font-style-complex="normal"/>
    </style:style>
    <style:style style:name="T15" style:family="text">
      <style:text-properties fo:font-style="normal" officeooo:rsid="00857674" style:font-style-asian="normal" style:font-style-complex="normal"/>
    </style:style>
    <style:style style:name="T16" style:family="text">
      <style:text-properties fo:font-style="normal" officeooo:rsid="008f335f" style:font-style-asian="normal" style:font-style-complex="normal"/>
    </style:style>
    <style:style style:name="T17" style:family="text">
      <style:text-properties officeooo:rsid="001277e0"/>
    </style:style>
    <style:style style:name="T18" style:family="text">
      <style:text-properties officeooo:rsid="001bb68c"/>
    </style:style>
    <style:style style:name="T19" style:family="text">
      <style:text-properties officeooo:rsid="001c7707"/>
    </style:style>
    <style:style style:name="T20" style:family="text">
      <style:text-properties officeooo:rsid="00356470"/>
    </style:style>
    <style:style style:name="T21" style:family="text">
      <style:text-properties officeooo:rsid="00450094"/>
    </style:style>
    <style:style style:name="T22" style:family="text">
      <style:text-properties officeooo:rsid="004825a7"/>
    </style:style>
    <style:style style:name="T23" style:family="text">
      <style:text-properties officeooo:rsid="0054d202"/>
    </style:style>
    <style:style style:name="T24" style:family="text">
      <style:text-properties officeooo:rsid="0056a2dc"/>
    </style:style>
    <style:style style:name="T25" style:family="text">
      <style:text-properties fo:font-size="11pt" fo:language="en" fo:country="AU" fo:font-weight="normal" style:font-size-asian="11pt" style:language-asian="en" style:country-asian="AU" style:font-weight-asian="normal" style:font-size-complex="11pt"/>
    </style:style>
    <style:style style:name="T26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56a2dc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404d16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size="11pt" fo:font-style="italic" fo:font-weight="normal" officeooo:rsid="00450094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font-style="italic" fo:font-weight="normal" officeooo:rsid="0058d153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size="11pt" fo:font-style="italic" fo:font-weight="normal" officeooo:rsid="005b036e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5b5a54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5c6cfe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5c89fd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5e07ea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93fa3c" style:font-size-asian="11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officeooo:rsid="00404d16" style:font-size-asian="11pt" style:font-size-complex="11pt"/>
    </style:style>
    <style:style style:name="T38" style:family="text">
      <style:text-properties fo:font-size="11pt" fo:font-weight="normal" officeooo:rsid="00404d16" style:font-size-asian="11pt" style:font-weight-asian="normal" style:font-size-complex="11pt" style:font-weight-complex="normal"/>
    </style:style>
    <style:style style:name="T39" style:family="text">
      <style:text-properties fo:language="en" fo:country="AU" style:language-asian="en" style:country-asian="AU" style:font-size-complex="11pt"/>
    </style:style>
    <style:style style:name="T40" style:family="text">
      <style:text-properties fo:language="en" fo:country="AU" officeooo:rsid="00857674" style:language-asian="en" style:country-asian="AU" style:font-size-complex="11pt"/>
    </style:style>
    <style:style style:name="T41" style:family="text">
      <style:text-properties style:font-name="Nimbus Roman"/>
    </style:style>
    <style:style style:name="T42" style:family="text">
      <style:text-properties style:font-name="Nimbus Roman" officeooo:rsid="0037d212"/>
    </style:style>
    <style:style style:name="T43" style:family="text">
      <style:text-properties officeooo:rsid="005b036e"/>
    </style:style>
    <style:style style:name="T44" style:family="text">
      <style:text-properties officeooo:rsid="005b5a54"/>
    </style:style>
    <style:style style:name="T45" style:family="text">
      <style:text-properties officeooo:rsid="005f7433"/>
    </style:style>
    <style:style style:name="T46" style:family="text">
      <style:text-properties officeooo:rsid="0060a532"/>
    </style:style>
    <style:style style:name="T47" style:family="text">
      <style:text-properties officeooo:rsid="0065b886"/>
    </style:style>
    <style:style style:name="T48" style:family="text">
      <style:text-properties officeooo:rsid="0072ceb3"/>
    </style:style>
    <style:style style:name="T49" style:family="text">
      <style:text-properties officeooo:rsid="007faaef"/>
    </style:style>
    <style:style style:name="T50" style:family="text">
      <style:text-properties officeooo:rsid="00813f01"/>
    </style:style>
    <style:style style:name="T51" style:family="text">
      <style:text-properties officeooo:rsid="0081bf65"/>
    </style:style>
    <style:style style:name="T52" style:family="text">
      <style:text-properties officeooo:rsid="00857674"/>
    </style:style>
    <style:style style:name="T53" style:family="text">
      <style:text-properties officeooo:rsid="00898589"/>
    </style:style>
    <style:style style:name="T54" style:family="text">
      <style:text-properties officeooo:rsid="008b48bc"/>
    </style:style>
    <style:style style:name="T55" style:family="text">
      <style:text-properties officeooo:rsid="008e8cce"/>
    </style:style>
    <style:style style:name="T56" style:family="text">
      <style:text-properties officeooo:rsid="008f335f"/>
    </style:style>
    <style:style style:name="T57" style:family="text">
      <style:text-properties officeooo:rsid="0090a6e6"/>
    </style:style>
    <style:style style:name="T58" style:family="text">
      <style:text-properties fo:color="#000000" style:font-name="Arial1" style:font-name-complex="Arial2"/>
    </style:style>
    <style:style style:name="T59" style:family="text">
      <style:text-properties fo:color="#000000" style:font-name-complex="Arial2"/>
    </style:style>
    <style:style style:name="T60" style:family="text">
      <style:text-properties officeooo:rsid="009324cb"/>
    </style:style>
    <style:style style:name="T61" style:family="text">
      <style:text-properties officeooo:rsid="0093fa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Software Requirements Specification</text:p>
      <text:p text:style-name="P42">for</text:p>
      <text:p text:style-name="P4">Project Wyrmwraith</text:p>
      <text:p text:style-name="ByLine">Version 1.0.<text:span text:style-name="T61">2</text:span> approved</text:p>
      <text:p text:style-name="ByLine">Prepared by <text:span text:style-name="T17">Oliver Patterson</text:span></text:p>
      <text:p text:style-name="P43">29/01/2017<text:line-break/><text:span text:style-name="T21">-<text:tab/><text:line-break/>02/05/2017</text:span></text:p>
      <text:p text:style-name="P87"><text:bookmark text:name="_Toc346509227"/><text:bookmark-start text:name="_Toc449645428"/><text:bookmark text:name="_Toc346508952"/><text:bookmark text:name="_Toc346508722"/><text:bookmark text:name="_Toc344879822"/><text:bookmark text:name="_Toc344877432"/>Table of Contents<text:bookmark-end text:name="_Toc449645428"/></text:p>
      <text:p text:style-name="P56">Table of Contents<text:tab/>ii</text:p>
      <text:p text:style-name="P56">Revision History<text:tab/>ii</text:p>
      <text:p text:style-name="P56">1.<text:span text:style-name="T25"><text:tab/></text:span>Introduction<text:tab/>1</text:p>
      <text:p text:style-name="P57">1.1<text:span text:style-name="T39"><text:tab/></text:span>Purpose<text:tab/>1</text:p>
      <text:p text:style-name="P57">1.2<text:span text:style-name="T39"><text:tab/></text:span>Intended Audience and Reading Suggestions<text:tab/>1</text:p>
      <text:p text:style-name="P57">1.3<text:span text:style-name="T39"><text:tab/></text:span>Scope<text:tab/>1</text:p>
      <text:p text:style-name="P57">1.4<text:span text:style-name="T39"><text:tab/></text:span>References<text:tab/>1</text:p>
      <text:p text:style-name="P56">2.<text:span text:style-name="T25"><text:tab/></text:span>Overall Description<text:tab/>1</text:p>
      <text:p text:style-name="P57">2.1<text:span text:style-name="T39"><text:tab/></text:span>User Classes and Characteristics<text:tab/>1</text:p>
      <text:p text:style-name="P57">2.2<text:span text:style-name="T39"><text:tab/></text:span>Operating Environment<text:tab/><text:span text:style-name="T61">2</text:span></text:p>
      <text:p text:style-name="P57">2.3<text:span text:style-name="T39"><text:tab/></text:span>Constraints<text:tab/>2</text:p>
      <text:p text:style-name="P57">2.4<text:span text:style-name="T39"><text:tab/></text:span>Assumptions and Dependencies<text:tab/>2</text:p>
      <text:p text:style-name="P56">3.<text:span text:style-name="T25"><text:tab/></text:span>Functional Requirements<text:tab/>2</text:p>
      <text:p text:style-name="P57">3.1<text:span text:style-name="T39"><text:tab/></text:span><text:span text:style-name="T40">Choose Sources</text:span> (REQ-1)<text:tab/>2</text:p>
      <text:p text:style-name="P58">3.<text:span text:style-name="T61">2</text:span><text:span text:style-name="T39"><text:tab/></text:span><text:span text:style-name="T40">Campaign Creation</text:span> (REQ-<text:span text:style-name="T61">2</text:span>)<text:tab/><text:span text:style-name="T61">2</text:span></text:p>
      <text:p text:style-name="P58">3.<text:span text:style-name="T61">3</text:span><text:span text:style-name="T39"><text:tab/></text:span><text:span text:style-name="T40">Save Campaign</text:span> (REQ-<text:span text:style-name="T61">3</text:span>)<text:tab/><text:span text:style-name="T61">2</text:span></text:p>
      <text:p text:style-name="P58">3.<text:span text:style-name="T61">4</text:span><text:span text:style-name="T39"><text:tab/></text:span><text:span text:style-name="T40">Character Creation</text:span> (REQ-<text:span text:style-name="T61">4</text:span>)<text:tab/><text:span text:style-name="T61">3</text:span></text:p>
      <text:p text:style-name="P58">3.<text:span text:style-name="T61">5</text:span><text:span text:style-name="T39"><text:tab/></text:span><text:span text:style-name="T40">Save Character</text:span> (REQ-<text:span text:style-name="T61">5</text:span>)<text:tab/>3</text:p>
      <text:p text:style-name="P58">3.<text:span text:style-name="T61">6</text:span><text:span text:style-name="T39"><text:tab/></text:span><text:span text:style-name="T40">Character Adjustments</text:span> (REQ-<text:span text:style-name="T61">6</text:span>)<text:tab/>3</text:p>
      <text:p text:style-name="P56">4.<text:span text:style-name="T25"><text:tab/></text:span>Non-functional Requirements<text:tab/>3</text:p>
      <text:p text:style-name="P57">4.1<text:span text:style-name="T39"><text:tab/></text:span>Performance Requirements<text:tab/>3</text:p>
      <text:p text:style-name="P57">4.2<text:span text:style-name="T39"><text:tab/></text:span>Software Quality Attributes<text:tab/>3</text:p>
      <text:p text:style-name="P56">Appendix A: Data Collection Method<text:tab/><text:span text:style-name="T61">4</text:span></text:p>
      <text:p text:style-name="P56">Appendix B: Glossary<text:tab/><text:span text:style-name="T61">4</text:span></text:p>
      <text:p text:style-name="P56">Appendix C: Analysis Models<text:tab/><text:span text:style-name="T61">5</text:span></text:p>
      <text:p text:style-name="P81"/>
      <text:p text:style-name="P53"/>
      <text:p text:style-name="P53"/>
      <text:p text:style-name="P61"><text:bookmark-start text:name="_Toc449645429"/>Revision History<text:bookmark-end text:name="_Toc44964542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4">Name</text:p>
          </table:table-cell>
          <table:table-cell table:style-name="Table1.B1" office:value-type="string">
            <text:p text:style-name="P44">Date</text:p>
          </table:table-cell>
          <table:table-cell table:style-name="Table1.B1" office:value-type="string">
            <text:p text:style-name="P44">Reason For Changes</text:p>
          </table:table-cell>
          <table:table-cell table:style-name="Table1.D1" office:value-type="string">
            <text:p text:style-name="P44">Version</text:p>
          </table:table-cell>
        </table:table-row>
        <table:table-row table:style-name="Table1.1">
          <table:table-cell table:style-name="Table1.A2" office:value-type="string">
            <text:p text:style-name="P47">Completion</text:p>
          </table:table-cell>
          <table:table-cell table:style-name="Table1.B2" office:value-type="string">
            <text:p text:style-name="P45"><text:span text:style-name="T23">23</text:span>/0<text:span text:style-name="T23">3</text:span>/17</text:p>
          </table:table-cell>
          <table:table-cell table:style-name="Table1.B2" office:value-type="string">
            <text:p text:style-name="P46">Completing Document</text:p>
          </table:table-cell>
          <table:table-cell table:style-name="Table1.D2" office:value-type="string">
            <text:p text:style-name="P48">1.0.<text:span text:style-name="T45">0</text:span></text:p>
          </table:table-cell>
        </table:table-row>
        <table:table-row table:style-name="Table1.1">
          <table:table-cell table:style-name="Table1.A2" office:value-type="string">
            <text:p text:style-name="P49">Revision</text:p>
          </table:table-cell>
          <table:table-cell table:style-name="Table1.B2" office:value-type="string">
            <text:p text:style-name="P45">04/04/17</text:p>
          </table:table-cell>
          <table:table-cell table:style-name="Table1.B2" office:value-type="string">
            <text:p text:style-name="P49">Fixing inaccuracies</text:p>
          </table:table-cell>
          <table:table-cell table:style-name="Table1.D2" office:value-type="string">
            <text:p text:style-name="P48">1.0.1</text:p>
          </table:table-cell>
        </table:table-row>
        <table:table-row table:style-name="Table1.1">
          <table:table-cell table:style-name="Table1.A2" office:value-type="string">
            <text:p text:style-name="P50">Revision</text:p>
          </table:table-cell>
          <table:table-cell table:style-name="Table1.B2" office:value-type="string">
            <text:p text:style-name="P50">23/04/17</text:p>
          </table:table-cell>
          <table:table-cell table:style-name="Table1.B2" office:value-type="string">
            <text:p text:style-name="P50">Adjusting for changes</text:p>
          </table:table-cell>
          <table:table-cell table:style-name="Table1.D2" office:value-type="string">
            <text:p text:style-name="P50">1.0.2</text:p>
          </table:table-cell>
        </table:table-row>
      </table:table>
      <text:p text:style-name="P52"/>
      <text:p text:style-name="P51"/>
      <text:list xml:id="list4528197636399810008" text:style-name="WWNum1">
        <text:list-item>
          <text:h text:style-name="P74" text:outline-level="1"><text:bookmark-start text:name="_Toc439994665"/><text:bookmark-start text:name="_Toc449645430"/>Introduction<text:bookmark-end text:name="_Toc439994665"/><text:bookmark-end text:name="_Toc449645430"/></text:h>
          <text:list>
            <text:list-item>
              <text:h text:style-name="P76" text:outline-level="2"><text:bookmark-start text:name="_Toc439994667"/><text:bookmark-start text:name="_Toc449645431"/>Purpose<text:bookmark-end text:name="_Toc439994667"/><text:bookmark-end text:name="_Toc449645431"/> </text:h>
            </text:list-item>
          </text:list>
        </text:list-item>
      </text:list>
      <text:p text:style-name="P9">Project Wyrmwraith <text:span text:style-name="T53">will be</text:span> made <text:span text:style-name="T54">primarily</text:span> for players of the Pathfinder RPG system who would like a simple<text:span text:style-name="T47">r</text:span> way to complete <text:span text:style-name="T53">Pathfinder</text:span> character sheets.</text:p>
      <text:p text:style-name="P10">Project Wyrmwraith <text:span text:style-name="T53">will be</text:span> a Player Character Generator that is compatible with PCGen.</text:p>
      <text:p text:style-name="P11">Unlike PCGen this program will be built using <text:span text:style-name="T56">Python</text:span> making it more efficient and able to be used easily on lower power machines.</text:p>
      <text:list xml:id="list91418350368078" text:continue-numbering="true" text:style-name="WWNum1">
        <text:list-item>
          <text:list>
            <text:list-item>
              <text:h text:style-name="P76" text:outline-level="2"><text:bookmark-start text:name="_Toc439994669"/><text:bookmark-start text:name="_Toc449645432"/>Intended Audience<text:bookmark-end text:name="_Toc439994669"/><text:bookmark-end text:name="_Toc449645432"/></text:h>
            </text:list-item>
          </text:list>
        </text:list-item>
      </text:list>
      <text:p text:style-name="P12">Developer of the Project (Oliver Patterson) and the client (Zoltan Ward).</text:p>
      <text:list xml:id="list91418094258494" text:continue-numbering="true" text:style-name="WWNum1">
        <text:list-item>
          <text:list>
            <text:list-item>
              <text:h text:style-name="P76" text:outline-level="2"><text:bookmark-start text:name="_Toc439994670"/><text:bookmark-start text:name="_Toc449645433"/>Scope<text:bookmark-end text:name="_Toc439994670"/><text:bookmark-end text:name="_Toc449645433"/></text:h>
            </text:list-item>
          </text:list>
        </text:list-item>
      </text:list>
      <text:p text:style-name="P13"><text:span text:style-name="T8">Will include a</text:span><text:span text:style-name="T7"> character sheet creator using the CR PHB and DMG </text:span><text:span text:style-name="T13">sources</text:span><text:span text:style-name="T7"><text:line-break/></text:span><text:span text:style-name="T9">Will include </text:span><text:span text:style-name="T10">a campaign based organisation system<text:line-break/></text:span><text:span text:style-name="T14">Will include saving </text:span><text:span text:style-name="T15">and loading</text:span><text:span text:style-name="T14"> of player characters</text:span></text:p>
      <text:p text:style-name="P15"><text:span text:style-name="T10">W</text:span><text:span text:style-name="T4">ill not include differing permissions </text:span><text:span text:style-name="T14">in</text:span><text:span text:style-name="T11"> campaigns</text:span></text:p>
      <text:p text:style-name="P16"><text:span text:style-name="T7">W</text:span><text:span text:style-name="T4">ill not include networking of computers together for games</text:span></text:p>
      <text:p text:style-name="P17"><text:span text:style-name="T8">Will not include </text:span><text:span text:style-name="T9">GM Controls </text:span><text:span text:style-name="T13">for networked computers</text:span></text:p>
      <text:list xml:id="list91418601928708" text:continue-numbering="true" text:style-name="WWNum1">
        <text:list-item>
          <text:list>
            <text:list-item>
              <text:h text:style-name="P76" text:outline-level="2"><text:bookmark-start text:name="_Toc439994672"/><text:bookmark-start text:name="_Toc449645434"/>References<text:bookmark-end text:name="_Toc439994672"/><text:bookmark-end text:name="_Toc449645434"/></text:h>
            </text:list-item>
          </text:list>
        </text:list-item>
      </text:list>
      <text:p text:style-name="P5"><text:a xlink:type="simple" xlink:href="http://pcgen.org/" text:style-name="Internet_20_link" text:visited-style-name="Visited_20_Internet_20_Link"><text:span text:style-name="T42">http://pcgen.org/</text:span></text:a></text:p>
      <text:p text:style-name="P6"><text:a xlink:type="simple" xlink:href="http://www.d20pfsrd.com/" text:style-name="Internet_20_link" text:visited-style-name="Visited_20_Internet_20_Link"><text:span text:style-name="T41">http://www.d20pfsrd.com/</text:span></text:a></text:p>
      <text:p text:style-name="P18"/>
      <text:list xml:id="list91418233338096" text:continue-numbering="true" text:style-name="WWNum1">
        <text:list-item>
          <text:h text:style-name="P73" text:outline-level="1"><text:bookmark-start text:name="_Toc439994673"/><text:bookmark-start text:name="_Toc449645435"/>Overall Description<text:bookmark-end text:name="_Toc439994673"/><text:bookmark-end text:name="_Toc449645435"/></text:h>
          <text:list>
            <text:list-item>
              <text:h text:style-name="P76" text:outline-level="2"><text:bookmark-start text:name="_Toc439994676"/><text:bookmark-start text:name="_Toc449645436"/>User Classes and Characteristics<text:bookmark-end text:name="_Toc439994676"/><text:bookmark-end text:name="_Toc449645436"/></text:h>
            </text:list-item>
          </text:list>
        </text:list-item>
      </text:list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5">User Class</text:p>
          </table:table-cell>
          <table:table-cell table:style-name="Table3.A1" office:value-type="string">
            <text:p text:style-name="P66">Computer Literacy Level</text:p>
          </table:table-cell>
          <table:table-cell table:style-name="Table3.A1" office:value-type="string">
            <text:p text:style-name="P66">Frequency of use</text:p>
          </table:table-cell>
          <table:table-cell table:style-name="Table3.A1" office:value-type="string">
            <text:p text:style-name="P66"><text:span text:style-name="T22">Privilege</text:span> Levels</text:p>
          </table:table-cell>
          <table:table-cell table:style-name="Table3.E1" office:value-type="string">
            <text:p text:style-name="P66">Priority</text:p>
          </table:table-cell>
        </table:table-row>
        <table:table-row>
          <table:table-cell table:style-name="Table3.A2" office:value-type="string">
            <text:p text:style-name="P65">Player</text:p>
          </table:table-cell>
          <table:table-cell table:style-name="Table3.A2" office:value-type="string">
            <text:p text:style-name="P88">The player is not expected to be very computer literate and <text:span text:style-name="T60">must be prompted to complete tasks</text:span></text:p>
          </table:table-cell>
          <table:table-cell table:style-name="Table3.A2" office:value-type="string">
            <text:p text:style-name="P67">Daily to yearly</text:p>
          </table:table-cell>
          <table:table-cell table:style-name="Table3.A2" office:value-type="string">
            <text:p text:style-name="P68">2</text:p>
          </table:table-cell>
          <table:table-cell table:style-name="Table3.E2" office:value-type="string">
            <text:p text:style-name="P68">2</text:p>
          </table:table-cell>
        </table:table-row>
        <table:table-row>
          <table:table-cell table:style-name="Table3.A2" office:value-type="string">
            <text:p text:style-name="P65">GM</text:p>
          </table:table-cell>
          <table:table-cell table:style-name="Table3.A2" office:value-type="string">
            <text:p text:style-name="P88">The GM is expected to be reasonably computer literate <text:span text:style-name="T60">and should not need to be prompted to complete each task</text:span></text:p>
          </table:table-cell>
          <table:table-cell table:style-name="Table3.A2" office:value-type="string">
            <text:p text:style-name="P67">Daily to yearly</text:p>
          </table:table-cell>
          <table:table-cell table:style-name="Table3.A2" office:value-type="string">
            <text:p text:style-name="P68">1</text:p>
          </table:table-cell>
          <table:table-cell table:style-name="Table3.E2" office:value-type="string">
            <text:p text:style-name="P68">1</text:p>
          </table:table-cell>
        </table:table-row>
      </table:table>
      <text:p text:style-name="P19"/>
      <text:p text:style-name="P19"/>
      <text:list xml:id="list91418504903461" text:continue-numbering="true" text:style-name="WWNum1">
        <text:list-item>
          <text:list>
            <text:list-item>
              <text:h text:style-name="P77" text:outline-level="2"><text:bookmark-start text:name="_Toc449645437"/><text:bookmark-start text:name="_Toc439994677"/><text:soft-page-break/>Operating Environment<text:bookmark-end text:name="_Toc449645437"/><text:bookmark-end text:name="_Toc439994677"/></text:h>
            </text:list-item>
          </text:list>
        </text:list-item>
      </text:list>
      <text:p text:style-name="P8">Minimum: 1.<text:span text:style-name="T19">9GB</text:span> ram, <text:span text:style-name="T18">intel</text:span> <text:span text:style-name="T18">atom</text:span> <text:span text:style-name="T19">N475 1.83GHz dual core</text:span>, <text:span text:style-name="T22">Pineview M embedded graphics, 20GB</text:span> <text:span text:style-name="T19">HDD.</text:span></text:p>
      <text:p text:style-name="P20"><text:span text:style-name="T5">O</text:span><text:span text:style-name="T12">S</text:span><text:span text:style-name="T5">: Solus </text:span><text:span text:style-name="T6">1.2</text:span><text:span text:style-name="T5">, Windows 7, Windows 10, Macintosh OS, Archlinux, </text:span><text:span text:style-name="T16">Ubuntu 16.04</text:span><text:span text:style-name="T5">.</text:span></text:p>
      <text:p text:style-name="P7"><text:bookmark-start text:name="_Toc449645438"/><text:bookmark-start text:name="_Toc439994678"/></text:p>
      <text:list xml:id="list91420053390592" text:continue-numbering="true" text:style-name="WWNum1">
        <text:list-item>
          <text:list>
            <text:list-item>
              <text:h text:style-name="P80" text:outline-level="2">Constraints<text:bookmark-end text:name="_Toc439994678"/><text:bookmark-end text:name="_Toc449645438"/></text:h>
            </text:list-item>
          </text:list>
        </text:list-item>
      </text:list>
      <text:p text:style-name="P21">Time <text:span text:style-name="T43">during</text:span> which development is possible.</text:p>
      <text:p text:style-name="P30"><text:span text:style-name="T45">F</text:span>inancial resources.</text:p>
      <text:p text:style-name="P24">No memory leakage.</text:p>
      <text:p text:style-name="P31">Must <text:span text:style-name="T57">use PCGen sources.</text:span><text:line-break/></text:p>
      <text:p text:style-name="P22"/>
      <text:list xml:id="list91419191850629" text:continue-numbering="true" text:style-name="WWNum1">
        <text:list-item>
          <text:list>
            <text:list-item>
              <text:h text:style-name="P76" text:outline-level="2"><text:bookmark-start text:name="_Toc439994680"/><text:bookmark-start text:name="_Toc449645439"/>Assumptions and Dependencies<text:bookmark-end text:name="_Toc439994680"/><text:bookmark-end text:name="_Toc449645439"/></text:h>
            </text:list-item>
          </text:list>
        </text:list-item>
      </text:list>
      <text:p text:style-name="P28"><text:span text:style-name="T60">All third-party resources</text:span> <text:span text:style-name="T46">used</text:span> will be under <text:span text:style-name="T55">either the LGPLv2 or</text:span> the open gaming license</text:p>
      <text:p text:style-name="P29"/>
      <text:list xml:id="list91420067640308" text:continue-numbering="true" text:style-name="WWNum1">
        <text:list-item>
          <text:h text:style-name="P73" text:outline-level="1"><text:bookmark-start text:name="_Toc449645440"/><text:bookmark-start text:name="_Toc439994682"/>Functional Requirements<text:bookmark-end text:name="_Toc449645440"/></text:h>
          <text:list>
            <text:list-item>
              <text:h text:style-name="P78" text:outline-level="2"><text:s/><text:span text:style-name="T51">Character Sheet</text:span><text:span text:style-name="T27"> (REQ-1)</text:span></text:h>
            </text:list-item>
          </text:list>
        </text:list-item>
      </text:list>
      <text:p text:style-name="P59"><text:tab/><text:tab/>3.1.1<text:tab/>Description and Priority</text:p>
      <text:p text:style-name="P34"><text:tab/><text:span text:style-name="T50">Complete Neceros Character Sheet </text:span><text:span text:style-name="T28">. </text:span><text:span text:style-name="T30">Highest Priority.</text:span></text:p>
      <text:p text:style-name="P59"><text:tab/><text:tab/>3.1.2<text:tab/>Functional Requirements</text:p>
      <text:p text:style-name="P36"><text:tab/><text:span text:style-name="T43">The system shall fill every required field for the character sheet</text:span></text:p>
      <text:p text:style-name="P36"><text:tab/><text:span text:style-name="T43">The system shall be able to export the character sheet as a PDF document</text:span></text:p>
      <text:p text:style-name="P72"/>
      <text:list xml:id="list91418667517519" text:continue-numbering="true" text:style-name="WWNum1">
        <text:list-item>
          <text:list>
            <text:list-item>
              <text:h text:style-name="P79" text:outline-level="2"><text:s/><text:span text:style-name="T52">Campaign Creation</text:span><text:span text:style-name="T27"> (REQ-</text:span><text:span text:style-name="T36">2</text:span><text:span text:style-name="T27">)</text:span></text:h>
            </text:list-item>
          </text:list>
        </text:list-item>
      </text:list>
      <text:p text:style-name="P60"><text:tab/><text:tab/>3.1.1<text:tab/>Description and Priority</text:p>
      <text:p text:style-name="P35"><text:tab/><text:span text:style-name="T37">Create campaign</text:span></text:p>
      <text:p text:style-name="P60"><text:tab/><text:tab/>3.1.2<text:tab/>Functional Requirements</text:p>
      <text:p text:style-name="P36"><text:tab/><text:span text:style-name="T43">The system shall allow the user to input the campaign name</text:span></text:p>
      <text:p text:style-name="P36"><text:tab/>The system shall <text:span text:style-name="T44">allow the user to confirm</text:span> a list of sources</text:p>
      <text:p text:style-name="P36"><text:tab/><text:span text:style-name="T43">T</text:span>he system <text:span text:style-name="T43">shall allow the user to enter character details</text:span></text:p>
      <text:p text:style-name="P37"/>
      <text:list xml:id="list91419600785303" text:continue-numbering="true" text:style-name="WWNum1">
        <text:list-item>
          <text:list>
            <text:list-item>
              <text:h text:style-name="P79" text:outline-level="2"><text:s/><text:span text:style-name="T52">Save Campaign</text:span><text:span text:style-name="T27"> (REQ-</text:span><text:span text:style-name="T36">3</text:span><text:span text:style-name="T27">)</text:span></text:h>
            </text:list-item>
          </text:list>
        </text:list-item>
      </text:list>
      <text:p text:style-name="P60"><text:tab/><text:tab/>3.1.1<text:tab/>Description and Priority</text:p>
      <text:p text:style-name="P35"><text:tab/><text:span text:style-name="T28">Save campaign</text:span></text:p>
      <text:p text:style-name="P60"><text:tab/><text:tab/>3.1.2<text:tab/>Functional Requirements</text:p>
      <text:p text:style-name="P36"><text:tab/><text:span text:style-name="T31">The system shall save all </text:span><text:span text:style-name="T32">details of the campaign to a single file</text:span></text:p>
      <text:p text:style-name="P37"/>
      <text:list xml:id="list91418438187668" text:continue-numbering="true" text:style-name="WWNum1">
        <text:list-item>
          <text:list>
            <text:list-item>
              <text:h text:style-name="P79" text:outline-level="2"><text:soft-page-break/><text:s/><text:span text:style-name="T52">Character Creation</text:span><text:span text:style-name="T27"> (REQ-</text:span><text:span text:style-name="T36">4</text:span><text:span text:style-name="T27">)</text:span></text:h>
            </text:list-item>
          </text:list>
        </text:list-item>
      </text:list>
      <text:p text:style-name="P60"><text:tab/><text:tab/>3.1.1<text:tab/>Description and Priority</text:p>
      <text:p text:style-name="P35"><text:tab/><text:span text:style-name="T37">Create a character</text:span></text:p>
      <text:p text:style-name="P60"><text:tab/><text:tab/>3.1.2<text:tab/>Functional Requirements</text:p>
      <text:p text:style-name="P40"><text:tab/><text:span text:style-name="T44">The system shall load sources from a campaign file</text:span></text:p>
      <text:p text:style-name="P38"><text:tab/>The system shall allow the user to enter all required details for the selected sources</text:p>
      <text:p text:style-name="P36"><text:span text:style-name="T32"><text:tab/>The system shall allow the user to </text:span><text:span text:style-name="T33">create an inventory for the player</text:span></text:p>
      <text:p text:style-name="P41"><text:span text:style-name="T26"><text:tab/>The system shall allow the user to </text:span><text:span text:style-name="T34">enter in a descriptive elements to the character</text:span></text:p>
      <text:p text:style-name="P37"/>
      <text:list xml:id="list91418332085130" text:continue-numbering="true" text:style-name="WWNum1">
        <text:list-item>
          <text:list>
            <text:list-item>
              <text:h text:style-name="P79" text:outline-level="2"><text:s/><text:span text:style-name="T52">Save Character</text:span><text:span text:style-name="T27"> (REQ-</text:span><text:span text:style-name="T36">5</text:span><text:span text:style-name="T27">)</text:span></text:h>
            </text:list-item>
          </text:list>
        </text:list-item>
      </text:list>
      <text:p text:style-name="P60"><text:tab/><text:tab/>3.1.1<text:tab/>Description and Priority</text:p>
      <text:p text:style-name="P35"><text:tab/><text:span text:style-name="T38">Save character</text:span></text:p>
      <text:p text:style-name="P60"><text:tab/><text:tab/>3.1.2<text:tab/>Functional Requirements</text:p>
      <text:p text:style-name="P36"><text:tab/><text:span text:style-name="T34">The system shall allow the user to save the character to a file or folder</text:span></text:p>
      <text:list xml:id="list91420195074829" text:continue-numbering="true" text:style-name="WWNum1">
        <text:list-item>
          <text:list>
            <text:list-item>
              <text:h text:style-name="P79" text:outline-level="2"><text:s/><text:span text:style-name="T52">Character Adjustment</text:span><text:span text:style-name="T27"> (REQ-</text:span><text:span text:style-name="T36">6</text:span><text:span text:style-name="T27">)</text:span></text:h>
            </text:list-item>
          </text:list>
        </text:list-item>
      </text:list>
      <text:p text:style-name="P60"><text:tab/><text:tab/>3.1.1<text:tab/>Description and Priority</text:p>
      <text:p text:style-name="P35"><text:tab/><text:span text:style-name="T28">Adjust c</text:span><text:span text:style-name="T29">h</text:span><text:span text:style-name="T28">aracter details</text:span></text:p>
      <text:p text:style-name="P60"><text:tab/><text:tab/>3.1.2<text:tab/>Functional Requirements</text:p>
      <text:p text:style-name="P36"><text:tab/><text:span text:style-name="T34">The system shall allow the user </text:span><text:span text:style-name="T35">to load a character</text:span></text:p>
      <text:p text:style-name="P39"><text:tab/>The system shall allow the user to alter the character</text:p>
      <text:p text:style-name="P39"><text:tab/>The system shall allow the user to save the character as the old one</text:p>
      <text:p text:style-name="P37"/>
      <text:list xml:id="list91419161818878" text:continue-numbering="true" text:style-name="WWNum1">
        <text:list-item>
          <text:h text:style-name="P75" text:outline-level="1"><text:bookmark-end text:name="_Toc439994682"/><text:bookmark-start text:name="_Toc439994690"/><text:bookmark-start text:name="_Toc449645443"/>Non-functional Requirements<text:bookmark-end text:name="_Toc449645443"/></text:h>
          <text:list>
            <text:list-item>
              <text:h text:style-name="P76" text:outline-level="2"><text:bookmark-start text:name="_Toc449645444"/>Performance Requirements<text:bookmark-end text:name="_Toc449645444"/><text:bookmark-end text:name="_Toc439994690"/></text:h>
            </text:list-item>
          </text:list>
        </text:list-item>
      </text:list>
      <text:p text:style-name="P25">Uses minimal <text:span text:style-name="T21">resources</text:span></text:p>
      <text:list xml:id="list91419835669326" text:continue-numbering="true" text:style-name="WWNum1">
        <text:list-item>
          <text:list>
            <text:list-item>
              <text:h text:style-name="P76" text:outline-level="2"><text:bookmark-start text:name="_Toc439994693"/><text:bookmark-start text:name="_Toc449645445"/>Software Quality Attributes<text:bookmark-end text:name="_Toc439994693"/><text:bookmark-end text:name="_Toc449645445"/></text:h>
            </text:list-item>
          </text:list>
        </text:list-item>
      </text:list>
      <text:p text:style-name="P23">Save custom items to campaign</text:p>
      <text:p text:style-name="P23">Items not in inventory and equipped section at the same time</text:p>
      <text:p text:style-name="P14">Items <text:span text:style-name="T21">categorised</text:span> in inventory</text:p>
      <text:p text:style-name="P32">Easy to use</text:p>
      <text:p text:style-name="P33">Speed of processing</text:p>
      <text:p text:style-name="P33">Robustness</text:p>
      <text:p text:style-name="P33">Reliability</text:p>
      <text:p text:style-name="P33"><text:bookmark-start text:name="_Toc439994696"/><text:bookmark-start text:name="_Toc449645446"/></text:p>
      <text:p text:style-name="P64">Appendix A: Data Collection Method<text:bookmark-end text:name="_Toc449645446"/></text:p>
      <text:p text:style-name="P5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71">Collection Method</text:p>
          </table:table-cell>
          <table:table-cell table:style-name="Table2.A1" office:value-type="string">
            <text:p text:style-name="P71">Justification</text:p>
          </table:table-cell>
        </table:table-row>
        <table:table-row table:style-name="Table2.2">
          <table:table-cell table:style-name="Table2.A2" office:value-type="string">
            <text:p text:style-name="P84">Interview<text:span text:style-name="T49">s</text:span></text:p>
          </table:table-cell>
          <table:table-cell table:style-name="Table2.B2" office:value-type="string">
            <text:p text:style-name="P86">Provide Richer detail and more quantitative data, <text:span text:style-name="T59">responses shed light on areas that may have been previously considered but not understood.</text:span></text:p>
          </table:table-cell>
        </table:table-row>
        <table:table-row table:style-name="Table2.2">
          <table:table-cell table:style-name="Table2.A3" office:value-type="string">
            <text:p text:style-name="P85">Observation</text:p>
          </table:table-cell>
          <table:table-cell table:style-name="Table2.B3" office:value-type="string">
            <text:p text:style-name="P86">Provides data on how a system actually works, in an unobtrusive manner. Provides an unbiased opinion of the system.</text:p>
          </table:table-cell>
        </table:table-row>
      </table:table>
      <text:p text:style-name="P55"/>
      <text:p text:style-name="P61"><text:bookmark-start text:name="_Toc449645447"/>Appendix B: Glossary<text:bookmark-end text:name="_Toc449645447"/><text:bookmark-end text:name="_Toc439994696"/></text:p>
      <text:p text:style-name="P26">PHB:<text:tab/><text:tab/>Player’s Handbook<text:line-break/>CR:<text:tab/><text:tab/>Core <text:span text:style-name="T21">Rule-book</text:span><text:line-break/>DMG:<text:tab/><text:tab/>Dungeon Master’s Guide<text:line-break/>PC:<text:tab/><text:tab/>Player Character<text:line-break/>GM:<text:tab/><text:tab/>Game Master</text:p>
      <text:p text:style-name="P27">Sources:<text:tab/>Data Sets that contain options for <text:span text:style-name="T20">PCs and GM creations.</text:span></text:p>
      <text:p text:style-name="P69">Neceros:<text:tab/>The creator of variant RPG character sheets<text:line-break/><text:span text:style-name="T47">RPG:<text:tab/><text:tab/>Role Playing Game</text:span></text:p>
      <text:p text:style-name="P70"><text:span text:style-name="T48">NPC</text:span>:<text:tab/><text:tab/>Non-Player character (A character controlled by the GM)</text:p>
      <text:p text:style-name="P62"><text:bookmark-start text:name="_Toc439994697"/><text:bookmark-start text:name="_Toc449645448"/><text:soft-page-break/>Appendix C: Analysis Model<text:bookmark-end text:name="_Toc439994697"/><text:bookmark-end text:name="_Toc449645448"/></text:p>
      <text:p text:style-name="P62"/>
      <text:p text:style-name="P62"/>
      <text:p text:style-name="P62"/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pitch="variable"/>
    <style:font-face style:name="Arial1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Times New Roman1" style:font-size-asian="10pt" style:language-asian="en" style:country-asian="A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letter-kerning="true" style:font-name-asian="Times New Roman1" style:font-size-asian="10pt" style:language-asian="en" style:country-asian="A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23cm" fo:text-align="start" style:justify-single-word="false" fo:orphans="2" fo:widows="2" style:writing-mode="lr-tb"/>
      <style:text-properties style:font-name="Times" fo:font-family="Times" style:font-family-generic="roman" style:font-pitch="variable"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0.388cm" fo:text-align="justify" style:justify-single-word="false"/>
      <style:text-properties style:font-name="Arial1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0.388cm" fo:text-align="justify" style:justify-single-word="false"/>
      <style:text-properties style:font-name="Arial1" fo:font-family="Arial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0.388cm" fo:text-align="justify" style:justify-single-word="false"/>
      <style:text-properties style:font-name="Arial1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0.388cm" fo:text-align="justify" style:justify-single-word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0.388cm" fo:text-align="justify" style:justify-single-word="false"/>
      <style:text-properties style:font-name="Arial1" fo:font-family="Arial" style:font-family-generic="roman" style:font-pitch="variable" fo:font-size="9pt" fo:font-style="italic" style:font-size-asian="9pt" style:font-style-asian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 style:default-outline-level="">
      <style:text-properties style:font-name="Arial1" fo:font-family="Arial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 style:default-outline-level="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 style:default-outline-level="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 style:default-outline-level="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top="0.423cm" fo:margin-bottom="1.27cm" loext:contextual-spacing="false" fo:line-height="100%" fo:text-align="end" style:justify-single-word="false"/>
      <style:text-properties style:font-name="Arial1" fo:font-family="Arial" style:font-family-generic="roman" style:font-pitch="variable" fo:font-size="32pt" fo:font-weight="bold" style:letter-kerning="true" style:font-size-asian="32pt" style:font-weight-asian="bold"/>
    </style:style>
    <style:style style:name="TOCEntry" style:family="paragraph" style:parent-style-name="Standard" style:default-outline-level="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 style:default-outline-level="">
      <style:text-properties style:font-name="Arial1" fo:font-family="Arial" style:font-family-generic="roman" style:font-pitch="variable" fo:font-size="11pt" fo:font-style="italic" style:font-size-asian="11pt" style:font-style-asian="italic"/>
    </style:style>
    <style:style style:name="level_20_3_20_text" style:display-name="level 3 text" style:family="paragraph" style:parent-style-name="Standard" style:default-outline-level="">
      <style:paragraph-properties fo:margin-left="2.381cm" fo:margin-right="0cm" fo:line-height="0.388cm" fo:text-indent="-1.263cm" style:auto-text-indent="false"/>
      <style:text-properties style:font-name="Arial1" fo:font-family="Arial" style:font-family-generic="roman" style:font-pitch="variable" fo:font-size="11pt" fo:font-style="italic" style:font-size-asian="11pt" style:font-style-asian="italic"/>
    </style:style>
    <style:style style:name="requirement" style:family="paragraph" style:parent-style-name="level_20_4" style:default-outline-level="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/>
    </style:style>
    <style:style style:name="ByLine" style:family="paragraph" style:parent-style-name="Title" style:default-outline-level="">
      <style:text-properties fo:font-size="14pt" style:font-size-asian="14pt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6.01pt solid #00000a" fo:border-bottom="none"/>
      <style:text-properties fo:font-size="14pt" style:font-size-asian="14pt"/>
    </style:style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>
      <style:text-properties style:font-name="Arial1" fo:font-family="Arial" style:font-family-generic="roman" style:font-pitch="variable" fo:font-size="32pt" fo:language="en" fo:country="US" fo:font-weight="bold" style:letter-kerning="true" style:font-size-asian="32pt" style:language-asian="en" style:country-asian="US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50094"/>
    </style:style>
    <style:style style:name="MP2" style:family="paragraph" style:parent-style-name="Footer">
      <style:paragraph-properties fo:text-align="end" style:justify-single-word="false"/>
      <style:text-properties officeooo:rsid="009324cb" officeooo:paragraph-rsid="009324cb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131074"/>
    </style:style>
    <style:style style:name="MP4" style:family="paragraph" style:parent-style-name="Header">
      <style:paragraph-properties fo:text-align="end" style:justify-single-word="false"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78e927"/>
    </style:style>
    <style:style style:name="MT1" style:family="text">
      <style:text-properties fo:font-size="12pt" style:font-size-asian="12pt"/>
    </style:style>
    <style:style style:name="MT2" style:family="text">
      <style:text-properties officeooo:rsid="00131074"/>
    </style:style>
    <style:page-layout style:name="Mpm1">
      <style:page-layout-properties fo:page-width="21.59cm" fo:page-height="27.94cm" style:num-format="i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Software<text:span text:style-name="MT1"> </text:span>Requirements Specification for <text:span text:style-name="MT2">Project Wyrmwraith</text:span><text:tab/></text:p>
      </style:header>
      <style:footer>
        <text:p text:style-name="MP2">Page ii</text:p>
      </style:footer>
    </style:master-page>
    <style:master-page style:name="Converted2" style:page-layout-name="Mpm3">
      <style:header>
        <text:p text:style-name="MP3">Software<text:span text:style-name="MT1"> </text:span>Requirements Specification for <text:span text:style-name="MT2">Project Wyrmwraith</text:span><text:tab/><text:tab/></text:p>
      </style:header>
      <style:footer>
        <text:p text:style-name="MP4">Page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Requirements Specification Template</dc:title>
    <meta:initial-creator>Karl Wiegers</meta:initial-creator>
    <meta:editing-cycles>51</meta:editing-cycles>
    <meta:creation-date>2016-04-28T12:21:00</meta:creation-date>
    <dc:date>2017-05-01T09:14:16.427981270</dc:date>
    <meta:editing-duration>P2DT12H3M59S</meta:editing-duration>
    <meta:generator>LibreOffice/5.1.6.2$Linux_X86_64 LibreOffice_project/10m0$Build-2</meta:generator>
    <meta:print-date>2017-05-01T09:02:04.041138663</meta:print-date>
    <meta:document-statistic meta:table-count="3" meta:image-count="0" meta:object-count="0" meta:page-count="7" meta:paragraph-count="158" meta:word-count="845" meta:character-count="5435" meta:non-whitespace-character-count="4705"/>
    <meta:user-defined meta:name="AppVersion">15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